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.762cm" svg:y="3.4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6.842cm" svg:y="3.4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1.922cm" svg:y="3.4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7.002cm" svg:y="3.4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.762cm" svg:y="8.4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6.842cm" svg:y="8.4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1.922cm" svg:y="8.4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7.002cm" svg:y="8.4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4.302cm" svg:y="5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9.382cm" svg:y="5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4.462cm" svg:y="5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.762cm" svg:y="13.5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6.842cm" svg:y="13.5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1.922cm" svg:y="13.5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7.002cm" svg:y="13.5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4.302cm" svg:y="11.0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9.382cm" svg:y="11.0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4.462cm" svg:y="11.0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.762cm" svg:y="18.6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6.842cm" svg:y="18.6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1.922cm" svg:y="18.6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7.002cm" svg:y="18.6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4.302cm" svg:y="16.1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9.382cm" svg:y="16.1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4.462cm" svg:y="16.1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.762cm" svg:y="23.7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6.842cm" svg:y="23.7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1.922cm" svg:y="23.7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7.002cm" svg:y="23.7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4.302cm" svg:y="21.1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9.382cm" svg:y="21.1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4.462cm" svg:y="21.19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m </meta:initial-creator>
    <meta:creation-date>2014-01-15T23:43:11.437601839</meta:creation-date>
    <dc:date>2014-01-15T23:51:45.441787889</dc:date>
    <dc:creator>nom </dc:creator>
    <meta:editing-duration>P0D</meta:editing-duration>
    <meta:editing-cycles>1</meta:editing-cycles>
    <meta:document-statistic meta:object-count="32"/>
    <meta:generator>LibreOffice/4.1.4.2$Linux_X86_64 LibreOffice_project/410$Build-2</meta:generator>
  </office:meta>
</office:document-meta>
</file>